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officeooo:rsid="00052e20" officeooo:paragraph-rsid="00052e20" style:font-weight-asian="bold" style:font-weight-complex="bold"/>
    </style:style>
    <style:style style:name="P3" style:family="paragraph" style:parent-style-name="Standard">
      <style:text-properties fo:font-weight="bold" officeooo:rsid="00052e20" officeooo:paragraph-rsid="00052e2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52e20" officeooo:paragraph-rsid="00052e20" style:font-size-asian="31.5pt" style:font-style-asian="italic" style:font-weight-asian="bold" style:font-size-complex="36pt" style:font-style-complex="italic" style:font-weight-complex="bold"/>
    </style:style>
    <style:style style:name="P5" style:family="paragraph" style:parent-style-name="Standard">
      <style:text-properties fo:font-size="14pt" fo:font-weight="normal" officeooo:rsid="0006dbc9" officeooo:paragraph-rsid="0006dbc9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07 DoCKER</text:p>
      <text:p text:style-name="P1"/>
      <text:list xml:id="list2285201138327778297" text:style-name="L1">
        <text:list-item>
          <text:p text:style-name="P2">Install docker-compose on your machine, if not already installed. </text:p>
          <text:p text:style-name="P2"/>
        </text:list-item>
        <text:list-item>
          <text:p text:style-name="P2">Create a directory named wordpress on your local. </text:p>
          <text:p text:style-name="P2"/>
        </text:list-item>
        <text:list-item>
          <text:p text:style-name="P2">switch to that directory and create a file named docker-compose.yaml </text:p>
          <text:p text:style-name="P2"/>
        </text:list-item>
        <text:list-item>
          <text:p text:style-name="P2">Use docker-compose version 2 to create docker-compose.yaml file. </text:p>
          <text:p text:style-name="P2"/>
        </text:list-item>
        <text:list-item>
          <text:p text:style-name="P2">Create a service named "wordpress" using wordpress:latest image. </text:p>
          <text:p text:style-name="P2"/>
        </text:list-item>
        <text:list-item>
          <text:p text:style-name="P2">Map port of wordpress container port 80 to host system port 8000. </text:p>
          <text:p text:style-name="P2"/>
        </text:list-item>
        <text:list-item>
          <text:p text:style-name="P2">Add a parameter to restart container in case service went down. </text:p>
          <text:p text:style-name="P2"/>
        </text:list-item>
        <text:list-item>
          <text:p text:style-name="P2">Within wordpress environment variable, add wordpress_db_host value along with port. </text:p>
          <text:p text:style-name="P2"/>
        </text:list-item>
        <text:list-item>
          <text:p text:style-name="P2">Also add one more variable named wordpress_db_password. </text:p>
          <text:p text:style-name="P2"/>
        </text:list-item>
        <text:list-item>
          <text:p text:style-name="P2">Add a volume named wordpress_data. </text:p>
          <text:p text:style-name="P2"/>
        </text:list-item>
        <text:list-item>
          <text:p text:style-name="P2">*Add one more service named "db" under same docker-compose file.</text:p>
          <text:p text:style-name="P2"/>
        </text:list-item>
        <text:list-item>
          <text:p text:style-name="P2">Use image named mysql with version 5.7</text:p>
          <text:p text:style-name="P2"/>
        </text:list-item>
        <text:list-item>
          <text:p text:style-name="P2">Use volume wordpress_data and map it to /var/lib/mysql</text:p>
          <text:p text:style-name="P2"/>
        </text:list-item>
        <text:list-item>
          <text:p text:style-name="P2">Enable always restart parameter.</text:p>
          <text:p text:style-name="P2"/>
        </text:list-item>
        <text:list-item>
          <text:p text:style-name="P2">Add environment variables named "MYSQL_ROOT_PASSWORD", "MYSQL_DATABASE", "MYSQL_USER" and "MYSQL_PASSWORD" along with corresponding values for all.</text:p>
          <text:p text:style-name="P2"/>
        </text:list-item>
        <text:list-item>
          <text:p text:style-name="P2">At last add a dependency of db service in wordpress service.</text:p>
          <text:p text:style-name="P2"/>
        </text:list-item>
        <text:list-item>
          <text:p text:style-name="P2">save the file and build docker-compose.yaml and create containers for wordpress and db machine.</text:p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version: '2'</text:p>
      <text:p text:style-name="P5">services:</text:p>
      <text:p text:style-name="P5"><text:s text:c="4"/></text:p>
      <text:p text:style-name="P5"><text:s text:c="5"/>wordpress:</text:p>
      <text:p text:style-name="P5"><text:s text:c="7"/>image: wordpress:latest</text:p>
      <text:p text:style-name="P5"><text:s text:c="7"/>ports:</text:p>
      <text:p text:style-name="P5"><text:s text:c="8"/>- "80:8080"</text:p>
      <text:p text:style-name="P5"><text:s text:c="7"/>expose:</text:p>
      <text:p text:style-name="P5"><text:s text:c="8"/>- 8080</text:p>
      <text:p text:style-name="P5"><text:s text:c="7"/>restart: on-failure</text:p>
      <text:p text:style-name="P5"><text:s text:c="7"/>environment:</text:p>
      <text:p text:style-name="P5"><text:s text:c="8"/>- WORDPRESS_DB_HOST=ishan</text:p>
      <text:p text:style-name="P5"><text:s text:c="8"/>- WORDPRESS_DB_PASSWORD=ishan</text:p>
      <text:p text:style-name="P5"><text:s text:c="7"/>volumes:</text:p>
      <text:p text:style-name="P5"><text:s text:c="8"/>- wordpress_data:/var/lib/wordpress</text:p>
      <text:p text:style-name="P5"><text:s text:c="7"/>depends_on: </text:p>
      <text:p text:style-name="P5"><text:s text:c="8"/>- db <text:s text:c="3"/></text:p>
      <text:p text:style-name="P5"/>
      <text:p text:style-name="P5"><text:s text:c="7"/></text:p>
      <text:p text:style-name="P5"><text:s text:c="5"/>db:</text:p>
      <text:p text:style-name="P5"><text:s text:c="7"/>image: mysql:5.7</text:p>
      <text:p text:style-name="P5"><text:s text:c="7"/>volumes:</text:p>
      <text:p text:style-name="P5"><text:s text:c="8"/>- mysql_data:/var/lib/mysql</text:p>
      <text:p text:style-name="P5"><text:s text:c="7"/>restart: always</text:p>
      <text:p text:style-name="P5"><text:s text:c="7"/>environment:</text:p>
      <text:p text:style-name="P5"><text:s text:c="8"/>- MYSQL_PASSWORD=ishan</text:p>
      <text:p text:style-name="P5"><text:s text:c="8"/>- MYSQL_ROOT_PASSWORD=ishan</text:p>
      <text:p text:style-name="P5"><text:s text:c="8"/>- MYSQL_DATABASE=ishan</text:p>
      <text:p text:style-name="P5"><text:s text:c="8"/>- MYSQL_USER=ishan</text:p>
      <text:p text:style-name="P5"><text:s text:c="5"/></text:p>
      <text:p text:style-name="P5">volumes:</text:p>
      <text:p text:style-name="P5"><text:s text:c="7"/>wordpress_data:</text:p>
      <text:p text:style-name="P5"><text:s text:c="7"/>mysql_dat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23:48.691708872</meta:creation-date>
    <dc:date>2018-11-20T18:04:44.248409695</dc:date>
    <meta:editing-duration>PT34S</meta:editing-duration>
    <meta:editing-cycles>1</meta:editing-cycles>
    <meta:document-statistic meta:table-count="0" meta:image-count="0" meta:object-count="0" meta:page-count="2" meta:paragraph-count="66" meta:word-count="238" meta:character-count="1805" meta:non-whitespace-character-count="1426"/>
    <meta:generator>LibreOffice/5.1.6.2$Linux_X86_64 LibreOffice_project/10m0$Build-2</meta:generator>
  </office:meta>
</office:document-meta>
</file>